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ryptedSimpleCredentials.matches( SimpleCredentials credential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ryptedSimpleCredentials.getUser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yptedSimpleCredentials.crypt( String pwd , String algorith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ryptedSimpleCredentials.CryptedSimpleCredentials( String userId , String passwor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ryptedSimpleCredentials.getPass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yptedSimpleCredentials.getAlgorith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yptedSimpleCredentials.getAlgorithm( String passwor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ryptedSimpleCredentials.get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yptedSimpleCredentials.CryptedSimpleCredentials( SimpleCredentials credential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CryptedSimpleCredentials.getAttribut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